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8cm"/>
    </style:style>
    <style:style style:name="co2" style:family="table-column">
      <style:table-column-properties fo:break-before="auto" style:column-width="4.066cm"/>
    </style:style>
    <style:style style:name="co3" style:family="table-column">
      <style:table-column-properties fo:break-before="auto" style:column-width="2.7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ahalat_mantagh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منطقه شهرداری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اراج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ازگل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امام زاده قاسم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اوی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باغ فردوس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تجریش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جمارا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جوزستا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چیذر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حصار بوعل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حکمت-دزاشیب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دارآبا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دربن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درک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رستم اباد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زعفرانی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سوهان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شهرک گلها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شهرک محلاتی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شهرک نفت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قیطری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کاشان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گلاب در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محمودیه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نیاوران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ولنجک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اسلام آباد (شهرک نیایش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ایوان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آسما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آلستوم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پردیسا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پرواز شرق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پونک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تهران ویل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توحی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تیمور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چوب ترا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خرم رود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درخت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دری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زنجان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سعادت آبا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شادمه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شهرآر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شهرک آزمایش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شهرک بوعلی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شهرک غرب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شهرک مخابرا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شهرک هما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صادقیه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طرش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فرحزاد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کوهسا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کوی نص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مدیریت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همایون شهر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ون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آرارات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کاووسی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امانی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اراضی عباس آباد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سیدخندان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داوودی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حسن اباد- زرگند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قبا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قلهک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درب دوم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دروس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رستم آباد- اختیاریه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مهرا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پاسداران- ضرابخان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حسین آباد- مبارک آبا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کاظم آبا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لویزان شیا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شمیران نو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کالا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شمس آبا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قاسم آبا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علم و صنعت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نارمک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قنات کوثر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مجید آباد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کوهسار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تهرانپارس شرق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جوادی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گلشن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حکیمیه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تهرانپارس غربی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آپادانا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بیم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اکباتا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فردوس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ابوذ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مهرا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باغ فیض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پونک جنوب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پونک جنوب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المهد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سازمان برنامه شمال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شهرک پروا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سازمان جنوب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شاهین شمال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جنت اباد مرکز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جنت آباد شمال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ارم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سازما آب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شهرزیبا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شهران جنوب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اندیشه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ک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بهاران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شهران شمال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شهرک نفت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شهرک کوهسار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مرادآباد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حصارک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جنت آباد جنوبی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امیرآبا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ایرانشهر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آرزانتین-ساع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بهجت آبا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پارک لاله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دانشگاه تهران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شریعت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شیراز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فاطم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قائم مقام-سنای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قزل قلعه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کشاورز غرب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گاندی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میدان جها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میدان ولیعصر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نصرت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یوسف آباد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نیلوفر- شهید قند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عباس آباد- اندیشه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باغ صبا- سهرورد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امجدیه- خاقان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بهار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خواجه نصیر- حقوق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کاج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خواجه نظام غرب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خواجه نظام شرق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گرگا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نظام آباد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شارق غرب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شارق شرق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دهقان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ارامنه جنوب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ارامنه شمالی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قصر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حشمتیه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دبستان- مجیدیه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مجیدیه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کرمان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فدک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هفت حوض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مدائن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دردشت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تهرانپارس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لشگر غرب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تسحیلات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وحیدیه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زرکش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نارمک جنوب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لشگر شرقی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دکترهوشیار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استادمعین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شهید دست غیب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امام زاده عبداله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شمشیر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مهرابادجنوبی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سرآسیاب مهرآباد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عمار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فرودگاه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فتح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سلسبیل شمال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سلسبیل جنوب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بریانک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هفت چنار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سلیمانی تیمور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شبیری-ج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کارون جنوب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کارون شمال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زنجان جنوب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هاشمی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جمهور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جمالزاده-حشمت دول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فلسطین-انقلاب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اسکندر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میدان حر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آذربایجان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منیری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خرمشهر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مخصوص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امیریه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هلال احمر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قلمستان-برادران جوادیان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فروزش-امیربهادر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عباس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انبار نفت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مختاری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راه آهن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فردوس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بهارستان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دروازه شمیران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ایران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سنگلج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ارگ پامنا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بازا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امامزاده یحی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آبشا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تخت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شهید هرندی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کوثر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قیام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شهید اسد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صفا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زاهد گیلان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نیروهوای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قاسم آباد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دهقان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پیروز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امامت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شورا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حافظیه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آشتیانی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زینبیه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سرخه حصار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شکوفه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جابر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چهارصد دستگاه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نیکام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دژکام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مینای شمال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آهنگران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شاهین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بروجرد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سرآسیاب دولاب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شیوا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شکیب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صددستگاه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فرزانه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نبی اکرم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قیام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پرستار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سیزده آبان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ابوذز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تاکسیران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قصر فیروزه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مینای جنوب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خاوران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دولاب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آهنگ شرقی-آهنگ غربی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اردیبهشت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افسری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افسریه جنوب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اسلام آباد والفجر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ابوذر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مسعودی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اتابک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هاشم آباد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مینای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طیب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ولیعصر-بی سیم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شوش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مظاهر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شهید مطهر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شهرک رضوی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مشیریه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بروجردی دهقان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کیانشهر جنوب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کیانشهر شمالی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باغ آذر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جوادیه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شهرک بعثت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خزانه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علی آباد شمال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نازی اباد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علی اباد جنوب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تختی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یاخچی آباد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بلورساز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باغ خزانه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امام زاده حسن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آذر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مقدم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ابوذر شرق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ابوذر غرب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گلچین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جلیل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سجا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یافت آبا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وصفنارد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زمزم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زهتابی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تولید دارو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شهرک امام خمین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هفده شهریور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شمس آباد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شادآباد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خلیج فارس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خلیج فارس شمال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بهداشت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ولیعصر شمال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ولیعصر جنوب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صادقیه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شهیدرجای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صاحب الزمان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یافت آباد جنوب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یافت آباد شمالی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بوستان ولایت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بهمنیار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خانی آباد جنوب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خانی آباد شمال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شریعتی شمال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شکوفه شمال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اسفندیاریو بستان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شریعتی جنوب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شکوفه جنوب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شهیدکاظمی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نعمت آبا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دولتخواه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اسماعیل آباد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دولت آبا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شهادت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صفائیه چشمه علی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منصوریه و منگل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ابن باویه و ظهیر آبا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شهید غیوری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اقدسیه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جوانمرد قصاب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علایین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استخر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سرتخت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نفر آباد و هاشم آبا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ولی آبا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فیروزآبادی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دیلمان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حمزه آباد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سیزده آبان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شهید بهشتی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تهرانسر مرکز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شهرک پاسداران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تهرانسر شمال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تهرانسر شرق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باشگاه نفت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تهرانسر غرب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شهرک دریا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شهرک فرهنگیان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شهرک آزاد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شهرک استقلال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شهرک دانشگاه تهران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چیتگرشمال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شهرک شهردار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ویلاشهر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شهرک غزالی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وردآورد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چیتگر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دهکده المپیک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امید دژبان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زیبادشت بالا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گلستان شرقی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شهرک صدرا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گلستان غربی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دریاچه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شهرک شهید باقری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آزادشهر-پیکان شهر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شهرک دانشگاه صنعتی شریف</text:p>
          </table:table-cell>
          <table:table-cell office:value-type="float" office:value="22" calcext:value-type="float">
            <text:p>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ejaVu Sans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00/00/00</text:date>, <text:time style:data-style-name="N2" text:time-value="15:24:57.1628029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06T15:25:31.525731843</dc:date>
    <meta:editing-duration>PT8M7S</meta:editing-duration>
    <meta:editing-cycles>4</meta:editing-cycles>
    <meta:generator>LibreOffice/6.4.5.2$Linux_X86_64 LibreOffice_project/40$Build-2</meta:generator>
    <meta:document-statistic meta:table-count="1" meta:cell-count="1110" meta:object-count="0"/>
  </office:meta>
</office:document-meta>
</file>